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center" draw:textarea-vertical-align="middle" loext:decorative="false"/>
      <style:paragraph-properties style:writing-mode="lr-tb"/>
    </style:style>
    <style:style style:name="gr2" style:family="graphic" style:parent-style-name="standard">
      <style:graphic-properties svg:stroke-color="#000000" draw:textarea-horizontal-align="center" draw:textarea-vertical-align="middle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99ccff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textarea-vertical-align="middle" loext:decorative="false"/>
    </style:style>
    <style:style style:name="gr6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center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 loext:decorative="fals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fill="none" draw:textarea-horizontal-align="center" draw:textarea-vertical-align="middle" loext:decorative="false"/>
    </style:style>
    <style:style style:name="gr13" style:family="graphic" style:parent-style-name="standard">
      <style:graphic-properties svg:stroke-color="#000000" draw:textarea-horizontal-align="center" draw:textarea-vertical-align="middle" loext:decorative="false"/>
    </style:style>
    <style:style style:name="gr14" style:family="graphic" style:parent-style-name="standard">
      <style:graphic-properties svg:stroke-color="#000000" draw:fill="none" draw:textarea-horizontal-align="center" draw:textarea-vertical-align="middle" loext:decorative="fals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0.5cm" loext:decorative="fals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.25cm" style:writing-mode="lr-tb" loext:decorative="false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9" style:family="graphic" style:parent-style-name="objectwithoutfill">
      <style:graphic-properties draw:fill="none" draw:textarea-vertical-align="middle" loext:decorative="false"/>
    </style:style>
    <style:style style:name="gr20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solid" draw:fill-color="#99cc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ffffff"/>
      <style:paragraph-properties fo:text-align="center"/>
      <style:text-properties fo:font-size="12pt" style:text-underline-style="none" fo:font-weight="normal" style:font-weight-asian="normal" style:font-weight-complex="normal"/>
    </style:style>
    <style:style style:name="P12" style:family="paragraph">
      <loext:graphic-properties draw:fill="solid" draw:fill-color="#ffffff"/>
      <style:paragraph-properties fo:text-align="center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fo:color="#ff0000" loext:opacity="100%"/>
    </style:style>
    <style:style style:name="P15" style:family="paragraph">
      <loext:graphic-properties draw:fill="solid" draw:fill-color="#ffffff"/>
      <style:paragraph-properties fo:text-align="center"/>
      <style:text-properties fo:color="#ff0000" loext:opacity="100%" fo:font-size="12pt"/>
    </style:style>
    <style:style style:name="P16" style:family="paragraph">
      <style:paragraph-properties fo:text-align="center"/>
      <style:text-properties fo:color="#ff0000" loext:opacity="100%" fo:font-size="12pt"/>
    </style:style>
    <style:style style:name="P17" style:family="paragraph">
      <loext:graphic-properties draw:fill="none"/>
      <style:paragraph-properties fo:text-align="center"/>
      <style:text-properties fo:color="#ff0000" loext:opacity="100%"/>
    </style:style>
    <style:style style:name="P18" style:family="paragraph">
      <style:paragraph-properties fo:text-align="center"/>
      <style:text-properties fo:color="#ff0000" loext:opacity="100%" fo:font-size="10pt" style:font-size-asian="10pt" style:font-size-complex="10pt"/>
    </style:style>
    <style:style style:name="P19" style:family="paragraph">
      <loext:graphic-properties draw:fill="none"/>
      <style:paragraph-properties fo:text-align="center" style:writing-mode="lr-tb"/>
      <style:text-properties fo:color="#ff0000" loext:opacity="100%" fo:font-size="10pt" fo:background-color="#ff0000" style:font-size-asian="10pt" style:font-size-complex="10pt"/>
    </style:style>
    <style:style style:name="P20" style:family="paragraph">
      <style:paragraph-properties fo:text-align="center"/>
      <style:text-properties fo:color="#ff0000" loext:opacity="100%"/>
    </style:style>
    <style:style style:name="P21" style:family="paragraph">
      <style:text-properties fo:color="#ff0000" loext:opacity="100%"/>
    </style:style>
    <style:style style:name="P22" style:family="paragraph">
      <loext:graphic-properties draw:fill="none" draw:fill-color="#ffffff"/>
      <style:text-properties fo:color="#ff0000" loext:opacity="100%" fo:font-size="12pt" style:font-size-asian="12pt" style:font-size-complex="12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-color="#ffffff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color="#ff0000" loext:opacity="100%"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color="#ff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xml:id="id3" draw:id="id3" draw:layer="layout" svg:width="3.098cm" svg:height="1.6cm" svg:x="2.802cm" svg:y="16.201cm">
          <text:p text:style-name="P1"><text:span text:style-name="T1">Cod_Sucursal</text:span></text:p>
          <text:p text:style-name="P1"><text:span text:style-name="T2">Enderezo</text:span></text:p>
          <text:p text:style-name="P1"><text:span text:style-name="T2">Telefono</text:span></text:p>
        </draw:rect>
        <draw:rect draw:style-name="gr2" draw:text-style-name="P3" draw:layer="layout" svg:width="3.098cm" svg:height="0.742cm" svg:x="2.802cm" svg:y="15.44cm">
          <text:p text:style-name="P1"><text:span text:style-name="T2">Sucursal</text:span></text:p>
        </draw:rect>
        <draw:rect draw:style-name="gr1" draw:text-style-name="P2" xml:id="id1" draw:id="id1" draw:layer="layout" svg:width="2.6cm" svg:height="0.92cm" svg:x="2.7cm" svg:y="8.58cm">
          <text:p text:style-name="P1"><text:span text:style-name="T2">SS</text:span></text:p>
        </draw:rect>
        <draw:rect draw:style-name="gr3" draw:text-style-name="P4" xml:id="id22" draw:id="id22" draw:layer="layout" svg:width="2.6cm" svg:height="1cm" svg:x="2.7cm" svg:y="7.6cm">
          <text:p text:style-name="P1"><text:span text:style-name="T2">Empregado</text:span></text:p>
        </draw:rect>
        <draw:custom-shape draw:style-name="gr4" draw:text-style-name="P6" xml:id="id2" draw:id="id2" draw:layer="layout" svg:width="2cm" svg:height="1.5cm" svg:x="1.001cm" svg:y="11.501cm">
          <text:p text:style-name="P5"><text:span text:style-name="T2">Dirix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4" draw:id="id4" draw:layer="layout" svg:width="2cm" svg:height="1.5cm" svg:x="5.901cm" svg:y="10.701cm">
          <text:p text:style-name="P5"><text:span text:style-name="T2">Traball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.7cm" svg:y1="9.04cm" svg:x2="2.001cm" svg:y2="11.501cm" draw:start-shape="id1" draw:start-glue-point="3" draw:end-shape="id2" draw:end-glue-point="4" svg:d="M2700 9040h-699v2461" svg:viewBox="0 0 700 2462">
          <text:p/>
        </draw:connector>
        <draw:connector draw:style-name="gr6" draw:text-style-name="P1" draw:layer="layout" svg:x1="2.001cm" svg:y1="13.001cm" svg:x2="2.802cm" svg:y2="17.001cm" draw:start-shape="id2" draw:start-glue-point="6" draw:end-shape="id3" draw:end-glue-point="3" svg:d="M2001 13001v4000h801" svg:viewBox="0 0 802 4001">
          <text:p/>
        </draw:connector>
        <draw:connector draw:style-name="gr6" draw:text-style-name="P1" draw:layer="layout" svg:x1="5.3cm" svg:y1="9.04cm" svg:x2="6.901cm" svg:y2="10.701cm" draw:start-shape="id1" draw:start-glue-point="1" draw:end-shape="id4" draw:end-glue-point="4" svg:d="M5300 9040h1601v1661" svg:viewBox="0 0 1602 1662">
          <text:p/>
        </draw:connector>
        <draw:connector draw:style-name="gr5" draw:text-style-name="P1" draw:layer="layout" svg:x1="6.901cm" svg:y1="12.201cm" svg:x2="5.9cm" svg:y2="17.001cm" draw:start-shape="id4" draw:start-glue-point="6" draw:end-shape="id3" draw:end-glue-point="1" svg:d="M6901 12201v4800h-1001" svg:viewBox="0 0 1002 4801">
          <text:p/>
        </draw:connector>
        <draw:frame draw:style-name="gr7" draw:text-style-name="P7" draw:layer="layout" svg:width="0.807cm" svg:height="0.725cm" svg:x="11.1cm" svg:y="16.966cm">
          <draw:text-box>
            <text:p><text:span text:style-name="T3">N</text:span></text:p>
          </draw:text-box>
        </draw:frame>
        <draw:frame draw:style-name="gr7" draw:text-style-name="P7" draw:layer="layout" svg:width="0.807cm" svg:height="0.725cm" svg:x="10.093cm" svg:y="9.066cm">
          <draw:text-box>
            <text:p><text:span text:style-name="T3">N</text:span></text:p>
          </draw:text-box>
        </draw:frame>
        <draw:frame draw:style-name="gr7" draw:text-style-name="P7" draw:layer="layout" svg:width="0.807cm" svg:height="0.725cm" svg:x="9.6cm" svg:y="15.7cm">
          <draw:text-box>
            <text:p><text:span text:style-name="T3">N</text:span></text:p>
          </draw:text-box>
        </draw:frame>
        <draw:frame draw:style-name="gr7" draw:text-style-name="P7" draw:layer="layout" svg:width="0.807cm" svg:height="0.725cm" svg:x="11.293cm" svg:y="23.5cm">
          <draw:text-box>
            <text:p><text:span text:style-name="T3">N</text:span></text:p>
          </draw:text-box>
        </draw:frame>
        <draw:frame draw:style-name="gr7" draw:text-style-name="P7" draw:layer="layout" svg:width="0.807cm" svg:height="0.725cm" svg:x="11.4cm" svg:y="25.7cm">
          <draw:text-box>
            <text:p><text:span text:style-name="T3">N</text:span></text:p>
          </draw:text-box>
        </draw:frame>
        <draw:frame draw:style-name="gr7" draw:text-style-name="P7" draw:layer="layout" svg:width="0.807cm" svg:height="0.725cm" svg:x="7.4cm" svg:y="18.5cm">
          <draw:text-box>
            <text:p><text:span text:style-name="T3">N</text:span></text:p>
          </draw:text-box>
        </draw:frame>
        <draw:frame draw:style-name="gr7" draw:text-style-name="P7" draw:layer="layout" svg:width="0.807cm" svg:height="0.725cm" svg:x="5.2cm" svg:y="9.266cm">
          <draw:text-box>
            <text:p><text:span text:style-name="T3">N</text:span></text:p>
          </draw:text-box>
        </draw:frame>
        <draw:frame draw:style-name="gr7" draw:text-style-name="P7" draw:layer="layout" svg:width="0.807cm" svg:height="0.725cm" svg:x="5.793cm" svg:y="16.2cm">
          <draw:text-box>
            <text:p><text:span text:style-name="T3">N</text:span></text:p>
          </draw:text-box>
        </draw:frame>
        <draw:frame draw:style-name="gr8" draw:text-style-name="P7" draw:layer="layout" svg:width="0.739cm" svg:height="0.725cm" svg:x="11.161cm" svg:y="18.4cm">
          <draw:text-box>
            <text:p><text:span text:style-name="T3">1</text:span></text:p>
          </draw:text-box>
        </draw:frame>
        <draw:frame draw:style-name="gr8" draw:text-style-name="P7" draw:layer="layout" svg:width="0.739cm" svg:height="0.725cm" svg:x="16.6cm" svg:y="9cm">
          <draw:text-box>
            <text:p><text:span text:style-name="T3">1</text:span></text:p>
          </draw:text-box>
        </draw:frame>
        <draw:frame draw:style-name="gr8" draw:text-style-name="P7" draw:layer="layout" svg:width="0.739cm" svg:height="0.725cm" svg:x="3.661cm" svg:y="17.9cm">
          <draw:text-box>
            <text:p><text:span text:style-name="T3">1</text:span></text:p>
          </draw:text-box>
        </draw:frame>
        <draw:frame draw:style-name="gr7" draw:text-style-name="P7" draw:layer="layout" svg:width="0.807cm" svg:height="0.725cm" svg:x="2.1cm" svg:y="8.1cm">
          <draw:text-box>
            <text:p><text:span text:style-name="T3">1</text:span></text:p>
          </draw:text-box>
        </draw:frame>
        <draw:frame draw:style-name="gr7" draw:text-style-name="P7" draw:layer="layout" svg:width="0.807cm" svg:height="0.725cm" svg:x="1.9cm" svg:y="16.175cm">
          <draw:text-box>
            <text:p><text:span text:style-name="T3">1</text:span></text:p>
          </draw:text-box>
        </draw:frame>
        <draw:ellipse draw:style-name="gr9" draw:text-style-name="P8" xml:id="id5" draw:id="id5" draw:layer="layout" svg:width="2cm" svg:height="0.5cm" svg:x="7.4cm" svg:y="9.9cm">
          <text:p text:style-name="P1"><text:span text:style-name="T1">Data_Alta</text:span></text:p>
        </draw:ellipse>
        <draw:connector draw:style-name="gr10" draw:text-style-name="P9" draw:layer="layout" draw:type="line" svg:x1="8.4cm" svg:y1="10.4cm" svg:x2="7.901cm" svg:y2="11.451cm" draw:start-shape="id5" draw:start-glue-point="2" draw:end-shape="id4" svg:d="M8400 10400l-499 1051" svg:viewBox="0 0 500 1052">
          <text:p/>
        </draw:connector>
        <draw:rect draw:style-name="gr1" draw:text-style-name="P2" xml:id="id7" draw:id="id7" draw:layer="layout" svg:width="3.197cm" svg:height="2.86cm" svg:x="8.101cm" svg:y="17.101cm">
          <text:p text:style-name="P1"><text:span text:style-name="T1">Cod_Propiedade</text:span></text:p>
          <text:p text:style-name="P1"><text:span text:style-name="T4">Enderezo</text:span></text:p>
          <text:p text:style-name="P1"><text:span text:style-name="T4">M2</text:span></text:p>
          <text:p text:style-name="P1"><text:span text:style-name="T4">N_Cuartos</text:span></text:p>
          <text:p text:style-name="P1"><text:span text:style-name="T4">N_Banhos</text:span></text:p>
          <text:p text:style-name="P1"><text:span text:style-name="T4">Data_Alta</text:span></text:p>
          <text:p text:style-name="P1"><text:span text:style-name="T5">Precio (Multival)</text:span></text:p>
        </draw:rect>
        <draw:rect draw:style-name="gr2" draw:text-style-name="P3" xml:id="id12" draw:id="id12" draw:layer="layout" svg:width="3.197cm" svg:height="0.742cm" svg:x="8.101cm" svg:y="16.33cm">
          <text:p text:style-name="P1"><text:span text:style-name="T2">Propiedade</text:span></text:p>
        </draw:rect>
        <draw:custom-shape draw:style-name="gr11" draw:text-style-name="P10" xml:id="id6" draw:id="id6" draw:layer="layout" svg:width="2.15cm" svg:height="1.4cm" svg:x="3.277cm" svg:y="19.1cm">
          <text:p text:style-name="P5"><text:span text:style-name="T2">Rexist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4.351cm" svg:y1="17.801cm" svg:x2="4.352cm" svg:y2="19.1cm" draw:start-shape="id3" draw:start-glue-point="2" draw:end-shape="id6" draw:end-glue-point="4" svg:d="M4351 17801v650h1v649" svg:viewBox="0 0 2 1300">
          <text:p/>
        </draw:connector>
        <draw:connector draw:style-name="gr6" draw:text-style-name="P1" draw:layer="layout" svg:x1="5.427cm" svg:y1="19.8cm" svg:x2="8.101cm" svg:y2="18.531cm" draw:start-shape="id6" draw:start-glue-point="7" draw:end-shape="id7" draw:end-glue-point="3" svg:d="M5427 19800h1338v-1269h1336" svg:viewBox="0 0 2675 1270">
          <text:p/>
        </draw:connector>
        <draw:rect draw:style-name="gr1" draw:text-style-name="P2" draw:layer="layout" svg:width="2.997cm" svg:height="1.744cm" svg:x="6.004cm" svg:y="21.956cm">
          <text:p text:style-name="P1"><text:span text:style-name="T4">Terraza (s/n)</text:span></text:p>
          <text:p text:style-name="P1"><text:span text:style-name="T4">Metros_Praia</text:span></text:p>
          <text:p text:style-name="P1"><text:span text:style-name="T4">Vistas_Mar (s/n)</text:span></text:p>
        </draw:rect>
        <draw:rect draw:style-name="gr2" draw:text-style-name="P3" xml:id="id26" draw:id="id26" draw:layer="layout" svg:width="2.997cm" svg:height="0.5cm" svg:x="6.001cm" svg:y="21.633cm">
          <text:p text:style-name="P1"><text:span text:style-name="T2">Costa</text:span></text:p>
        </draw:rect>
        <draw:rect draw:style-name="gr1" draw:text-style-name="P11" xml:id="id9" draw:id="id9" draw:layer="layout" svg:width="3.498cm" svg:height="1.039cm" svg:x="10.252cm" svg:y="22.461cm">
          <text:p text:style-name="P1"><text:span text:style-name="T4">Tipos_Vexetacion</text:span></text:p>
          <text:p text:style-name="P1"><text:span text:style-name="T4">Cortes (s/n)</text:span></text:p>
        </draw:rect>
        <draw:rect draw:style-name="gr2" draw:text-style-name="P3" xml:id="id27" draw:id="id27" draw:layer="layout" svg:width="3.498cm" svg:height="0.742cm" svg:x="10.252cm" svg:y="21.7cm">
          <text:p text:style-name="P1"><text:span text:style-name="T2">Montaña</text:span></text:p>
        </draw:rect>
        <draw:circle draw:style-name="gr2" draw:text-style-name="P5" xml:id="id8" draw:id="id8" draw:layer="layout" svg:width="0.5cm" svg:height="0.5cm" svg:x="9.451cm" svg:y="20.7cm">
          <text:p text:style-name="P1"><text:span text:style-name="T2">d</text:span></text:p>
        </draw:circle>
        <draw:path draw:style-name="gr12" draw:text-style-name="P9" draw:layer="layout" svg:width="0.999cm" svg:height="0.221cm" draw:transform="rotate (-1.5707963267949) translate (9.05994913455235cm 20.6186207182716cm)" svg:viewBox="0 0 1000 222" svg:d="M0 0c500 500 1000 0 1000 0">
          <text:p/>
        </draw:path>
        <draw:path draw:style-name="gr12" draw:text-style-name="P9" draw:layer="layout" svg:width="0.999cm" svg:height="0.221cm" draw:transform="rotate (1.0471975511966) translate (10.2544739804477cm 21.6204317961717cm)" svg:viewBox="0 0 1000 222" svg:d="M0 0c500 500 1000 0 1000 0">
          <text:p/>
        </draw:path>
        <draw:connector draw:style-name="gr10" draw:text-style-name="P9" draw:layer="layout" draw:type="line" svg:x1="9.699cm" svg:y1="19.961cm" svg:x2="9.701cm" svg:y2="20.7cm" draw:start-shape="id7" draw:start-glue-point="2" draw:end-shape="id8" draw:end-glue-point="0" svg:d="M9699 19961l2 739" svg:viewBox="0 0 3 740">
          <text:p/>
        </draw:connector>
        <draw:rect draw:style-name="gr1" draw:text-style-name="P12" draw:layer="layout" svg:width="3.996cm" svg:height="1.539cm" svg:x="10.302cm" svg:y="26.862cm">
          <text:p text:style-name="P1"><text:span text:style-name="T1">Cod_Actividade</text:span></text:p>
          <text:p text:style-name="P1"><text:span text:style-name="T4">Nome</text:span></text:p>
          <text:p text:style-name="P1"><text:span text:style-name="T4">Duración</text:span></text:p>
        </draw:rect>
        <draw:rect draw:style-name="gr2" draw:text-style-name="P3" xml:id="id11" draw:id="id11" draw:layer="layout" svg:width="3.996cm" svg:height="0.742cm" svg:x="10.302cm" svg:y="26.262cm">
          <text:p text:style-name="P1"><text:span text:style-name="T2">Actividade</text:span></text:p>
        </draw:rect>
        <draw:custom-shape draw:style-name="gr11" draw:text-style-name="P10" xml:id="id10" draw:id="id10" draw:layer="layout" svg:width="2.15cm" svg:height="1cm" svg:x="10.926cm" svg:y="24.301cm">
          <text:p text:style-name="P5"><text:span text:style-name="T2">Ofert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2.001cm" svg:y1="23.5cm" svg:x2="12.001cm" svg:y2="24.301cm" draw:start-shape="id9" draw:start-glue-point="2" draw:end-shape="id10" draw:end-glue-point="4" svg:d="M12001 23500v801" svg:viewBox="0 0 1 802">
          <text:p/>
        </draw:connector>
        <draw:connector draw:style-name="gr5" draw:text-style-name="P1" draw:layer="layout" svg:x1="12.001cm" svg:y1="25.301cm" svg:x2="12.3cm" svg:y2="26.262cm" draw:start-shape="id10" draw:start-glue-point="6" draw:end-shape="id11" draw:end-glue-point="0" svg:d="M12001 25301v481h299v480" svg:viewBox="0 0 300 962">
          <text:p/>
        </draw:connector>
        <draw:rect draw:style-name="gr3" draw:text-style-name="P4" xml:id="id17" draw:id="id17" draw:layer="layout" svg:width="2.6cm" svg:height="1cm" svg:x="15.3cm" svg:y="7.9cm">
          <text:p text:style-name="P1"><text:span text:style-name="T2">Propietario</text:span></text:p>
        </draw:rect>
        <draw:rect draw:style-name="gr3" draw:text-style-name="P4" xml:id="id23" draw:id="id23" draw:layer="layout" svg:width="2.6cm" svg:height="1cm" svg:x="9.5cm" svg:y="7.8cm">
          <text:p text:style-name="P1"><text:span text:style-name="T2">Cliente</text:span></text:p>
        </draw:rect>
        <draw:custom-shape draw:style-name="gr4" draw:text-style-name="P6" xml:id="id13" draw:id="id13" draw:layer="layout" svg:width="1.5cm" svg:height="2cm" svg:x="8.95cm" svg:y="12.701cm">
          <text:p text:style-name="P5"><text:span text:style-name="T2">Alug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9.699cm" svg:y1="16.33cm" svg:x2="9.7cm" svg:y2="14.701cm" draw:start-shape="id12" draw:start-glue-point="0" draw:end-shape="id13" draw:end-glue-point="6" svg:d="M9699 16330v-814h1v-815" svg:viewBox="0 0 2 1630">
          <text:p/>
        </draw:connector>
        <draw:connector draw:style-name="gr6" draw:text-style-name="P1" draw:layer="layout" svg:x1="9.7cm" svg:y1="12.701cm" svg:x2="10.8cm" svg:y2="8.9cm" draw:start-shape="id13" draw:start-glue-point="4" svg:d="M9700 12701v-2151h1100v-1650" svg:viewBox="0 0 1101 3802">
          <text:p/>
        </draw:connector>
        <draw:ellipse draw:style-name="gr2" draw:text-style-name="P5" xml:id="id14" draw:id="id14" draw:layer="layout" svg:width="2.202cm" svg:height="0.5cm" svg:x="10.801cm" svg:y="14cm">
          <text:p text:style-name="P1"><text:span text:style-name="T2">Num_Dias</text:span></text:p>
        </draw:ellipse>
        <draw:ellipse draw:style-name="gr2" draw:text-style-name="P13" xml:id="id15" draw:id="id15" draw:layer="layout" svg:width="2.5cm" svg:height="0.5cm" svg:x="10.701cm" svg:y="13cm">
          <text:p text:style-name="P1"><text:span text:style-name="T1">Data_Inicio</text:span></text:p>
        </draw:ellipse>
        <draw:connector draw:style-name="gr13" draw:text-style-name="P1" draw:layer="layout" draw:type="line" svg:x1="10.801cm" svg:y1="14.25cm" svg:x2="10.45cm" svg:y2="13.7cm" draw:start-shape="id14" draw:start-glue-point="3" svg:d="M10801 14250l-351-550" svg:viewBox="0 0 352 551">
          <text:p/>
        </draw:connector>
        <draw:connector draw:style-name="gr13" draw:text-style-name="P1" draw:layer="layout" draw:type="line" svg:x1="10.701cm" svg:y1="13.25cm" svg:x2="10.45cm" svg:y2="13.7cm" draw:start-shape="id15" draw:start-glue-point="3" svg:d="M10701 13250l-251 450" svg:viewBox="0 0 252 451">
          <text:p/>
        </draw:connector>
        <draw:custom-shape draw:style-name="gr4" draw:text-style-name="P6" xml:id="id16" draw:id="id16" draw:layer="layout" svg:width="1.5cm" svg:height="1.564cm" svg:x="15.701cm" svg:y="12.937cm">
          <text:p text:style-name="P5"><text:span text:style-name="T2">Pos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1.298cm" svg:y1="16.701cm" svg:x2="16.451cm" svg:y2="14.501cm" draw:start-shape="id12" draw:start-glue-point="1" draw:end-shape="id16" draw:end-glue-point="6" svg:d="M11298 16701h5153v-2200" svg:viewBox="0 0 5154 2201">
          <text:p/>
        </draw:connector>
        <draw:connector draw:style-name="gr6" draw:text-style-name="P1" draw:layer="layout" svg:x1="16.6cm" svg:y1="8.9cm" svg:x2="16.451cm" svg:y2="12.937cm" draw:start-shape="id17" draw:start-glue-point="2" draw:end-shape="id16" draw:end-glue-point="4" svg:d="M16600 8900v2019h-149v2018" svg:viewBox="0 0 150 4038">
          <text:p/>
        </draw:connector>
        <draw:rect draw:style-name="gr1" draw:text-style-name="P15" draw:layer="layout" svg:width="3.496cm" svg:height="1.12cm" svg:x="16.304cm" svg:y="18.78cm">
          <text:p text:style-name="P14"><text:span text:style-name="T1">Data_Inicio</text:span></text:p>
          <text:p text:style-name="P14"><text:span text:style-name="T4">Data_Fin (Opcional)</text:span></text:p>
          <text:p text:style-name="P14"><text:span text:style-name="T4">Prezo</text:span></text:p>
        </draw:rect>
        <draw:rect draw:style-name="gr2" draw:text-style-name="P16" draw:layer="layout" svg:width="3.496cm" svg:height="0.742cm" svg:x="16.304cm" svg:y="18cm">
          <text:p text:style-name="P14"><text:span text:style-name="T2">Prezo_Propiedade</text:span></text:p>
        </draw:rect>
        <draw:rect draw:style-name="gr14" draw:text-style-name="P17" xml:id="id19" draw:id="id19" draw:layer="layout" svg:width="3.7cm" svg:height="2.1cm" svg:x="16.2cm" svg:y="17.88cm">
          <text:p/>
        </draw:rect>
        <draw:custom-shape draw:style-name="gr15" draw:text-style-name="P17" xml:id="id18" draw:id="id18" draw:layer="layout" svg:width="2cm" svg:height="2.2cm" svg:x="12.901cm" svg:y="17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9" draw:layer="layout" svg:width="1.5cm" svg:height="1.5cm" svg:x="13.201cm" svg:y="18.161cm">
          <text:p text:style-name="P18"><text:span text:style-name="T2">T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0" draw:layer="layout" svg:x1="14.901cm" svg:y1="18.931cm" svg:x2="16.2cm" svg:y2="18.93cm" draw:start-shape="id18" draw:start-glue-point="7" draw:end-shape="id19" svg:d="M14901 18931h650v-1h649" svg:viewBox="0 0 1300 2">
          <text:p/>
        </draw:connector>
        <draw:connector draw:style-name="gr5" draw:text-style-name="P1" draw:layer="layout" svg:x1="12.901cm" svg:y1="18.931cm" svg:x2="11.298cm" svg:y2="18.531cm" draw:start-shape="id18" draw:start-glue-point="5" draw:end-shape="id7" draw:end-glue-point="1" svg:d="M12901 18931h-801v-400h-802" svg:viewBox="0 0 1604 401">
          <text:p/>
        </draw:connector>
        <draw:frame draw:style-name="gr7" draw:text-style-name="P22" draw:layer="layout" svg:width="0.807cm" svg:height="0.725cm" svg:x="15.493cm" svg:y="18.266cm">
          <draw:text-box>
            <text:p text:style-name="P21"><text:span text:style-name="T3">N</text:span></text:p>
          </draw:text-box>
        </draw:frame>
        <draw:rect draw:style-name="gr1" draw:text-style-name="P2" xml:id="id20" draw:id="id20" draw:layer="layout" svg:width="2.6cm" svg:height="2.62cm" svg:x="9.4cm" svg:y="2.5cm">
          <text:p text:style-name="P1"><text:span text:style-name="T1">Cod_Persoa</text:span></text:p>
          <text:p text:style-name="P1"><text:span text:style-name="T2">DNI</text:span></text:p>
          <text:p text:style-name="P1"><text:span text:style-name="T2">Nome</text:span></text:p>
          <text:p text:style-name="P1"><text:span text:style-name="T2">Enderezo</text:span></text:p>
          <text:p text:style-name="P1"><text:span text:style-name="T2">Telefono</text:span></text:p>
        </draw:rect>
        <draw:rect draw:style-name="gr3" draw:text-style-name="P4" draw:layer="layout" svg:width="2.6cm" svg:height="1cm" svg:x="9.4cm" svg:y="1.5cm">
          <text:p text:style-name="P1"><text:span text:style-name="T2">Personas</text:span></text:p>
        </draw:rect>
        <draw:custom-shape draw:style-name="gr17" draw:text-style-name="P24" xml:id="id21" draw:id="id21" draw:layer="layout" svg:width="0.9cm" svg:height="0.9cm" svg:x="10.3cm" svg:y="5.9cm">
          <text:p text:style-name="P23"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line" svg:x1="10.7cm" svg:y1="5.12cm" svg:x2="10.75cm" svg:y2="5.9cm" draw:start-shape="id20" draw:start-glue-point="2" draw:end-shape="id21" draw:end-glue-point="4" svg:d="M10700 5120l50 780" svg:viewBox="0 0 51 781">
          <text:p/>
        </draw:connector>
        <draw:connector draw:style-name="gr19" draw:text-style-name="P9" draw:layer="layout" draw:type="line" svg:x1="10.3cm" svg:y1="6.35cm" svg:x2="4cm" svg:y2="7.6cm" draw:start-shape="id21" draw:start-glue-point="6" draw:end-shape="id22" draw:end-glue-point="0" svg:d="M10300 6350l-6300 1250" svg:viewBox="0 0 6301 1251">
          <text:p/>
        </draw:connector>
        <draw:connector draw:style-name="gr19" draw:text-style-name="P9" draw:layer="layout" draw:type="line" svg:x1="10.75cm" svg:y1="6.8cm" svg:x2="10.8cm" svg:y2="7.8cm" draw:start-shape="id21" draw:start-glue-point="8" draw:end-shape="id23" draw:end-glue-point="0" svg:d="M10750 6800l50 1000" svg:viewBox="0 0 51 1001">
          <text:p/>
        </draw:connector>
        <draw:connector draw:style-name="gr19" draw:text-style-name="P9" draw:layer="layout" draw:type="line" svg:x1="11.2cm" svg:y1="6.35cm" svg:x2="16.6cm" svg:y2="7.9cm" draw:start-shape="id21" draw:start-glue-point="10" draw:end-shape="id17" draw:end-glue-point="0" svg:d="M11200 6350l5400 1550" svg:viewBox="0 0 5401 1551">
          <text:p/>
        </draw:connector>
        <draw:path draw:style-name="gr19" draw:text-style-name="P9" draw:layer="layout" svg:width="1.19cm" svg:height="1.281cm" svg:x="6.12cm" svg:y="6.384cm" svg:viewBox="0 0 1191 1282" svg:d="M447 0c-645 58-505 877-124 1117l413 165h414l41-41">
          <text:p/>
        </draw:path>
        <draw:polyline draw:style-name="gr19" draw:text-style-name="P9" draw:layer="layout" svg:width="0.909cm" svg:height="0.412cm" svg:x="10.418cm" svg:y="6.946cm" svg:viewBox="0 0 910 413" draw:points="0,165 414,413 827,207 910,0">
          <text:p/>
        </draw:polyline>
        <draw:path draw:style-name="gr19" draw:text-style-name="P9" draw:layer="layout" svg:width="0.722cm" svg:height="0.977cm" svg:x="13.767cm" svg:y="6.598cm" svg:viewBox="0 0 723 978" svg:d="M372 0c279 178 682 1151-124 951l-248-42">
          <text:p/>
        </draw:path>
        <draw:ellipse draw:style-name="gr9" draw:text-style-name="P25" xml:id="id24" draw:id="id24" draw:layer="layout" svg:width="2cm" svg:height="0.5cm" svg:x="3.6cm" svg:y="12.4cm">
          <text:p text:style-name="P1"><text:span text:style-name="T4">Data_Alta</text:span></text:p>
        </draw:ellipse>
        <draw:connector draw:style-name="gr19" draw:text-style-name="P9" draw:layer="layout" draw:type="line" svg:x1="3.001cm" svg:y1="12.251cm" svg:x2="3.6cm" svg:y2="12.65cm" draw:start-shape="id2" draw:start-glue-point="7" draw:end-shape="id24" draw:end-glue-point="3" svg:d="M3001 12251l599 399" svg:viewBox="0 0 600 400">
          <text:p/>
        </draw:connector>
        <draw:ellipse draw:style-name="gr9" draw:text-style-name="P26" xml:id="id25" draw:id="id25" draw:layer="layout" svg:width="2.6cm" svg:height="0.5cm" svg:x="7cm" svg:y="12.3cm">
          <text:p text:style-name="P1"><text:span text:style-name="T2">Data_Baixa</text:span></text:p>
        </draw:ellipse>
        <draw:connector draw:style-name="gr19" draw:text-style-name="P9" draw:layer="layout" draw:type="line" svg:x1="7.901cm" svg:y1="11.451cm" svg:x2="8.3cm" svg:y2="12.3cm" draw:end-shape="id25" draw:end-glue-point="0" svg:d="M7901 11451l399 849" svg:viewBox="0 0 400 850">
          <text:p/>
        </draw:connector>
        <draw:connector draw:style-name="gr19" draw:text-style-name="P9" draw:layer="layout" draw:type="line" svg:x1="9.451cm" svg:y1="20.95cm" svg:x2="7.499cm" svg:y2="21.633cm" draw:start-shape="id8" draw:start-glue-point="3" draw:end-shape="id26" draw:end-glue-point="0" svg:d="M9451 20950l-1952 683" svg:viewBox="0 0 1953 684">
          <text:p/>
        </draw:connector>
        <draw:connector draw:style-name="gr19" draw:text-style-name="P9" draw:layer="layout" draw:type="line" svg:x1="9.951cm" svg:y1="20.95cm" svg:x2="12.001cm" svg:y2="21.7cm" draw:start-shape="id8" draw:start-glue-point="1" draw:end-shape="id27" draw:end-glue-point="0" svg:d="M9951 20950l2050 750" svg:viewBox="0 0 2051 751">
          <text:p/>
        </draw:connector>
        <draw:line draw:style-name="gr20" draw:text-style-name="P27" draw:layer="layout" svg:x1="13.3cm" svg:y1="18.5cm" svg:x2="14.2cm" svg:y2="18.5cm">
          <text:p text:style-name="P1"><text:span text:style-name="T3"><text:s text:c="3"/></text:span><text:span text:style-name="T6">ID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Che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Cheo_20_amarelo" draw:display-name="Che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Cheo_20_azul" draw:display-name="Che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Cheo_20_verde" draw:display-name="Che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Cheo_20_vermello" draw:display-name="Cheo vermell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gl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_20_obxecto_20_non_20_ten_20_recheo_20_nin_20_liña" style:display-name="O obxecto non ten recheo nin liñ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4-12-04T11:30:07.15</meta:creation-date>
    <dc:date>2024-10-28T10:34:22.489000000</dc:date>
    <meta:editing-duration>PT38M10S</meta:editing-duration>
    <meta:editing-cycles>7</meta:editing-cycles>
    <meta:generator>LibreOffice/24.2.4.2$Windows_X86_64 LibreOffice_project/51a6219feb6075d9a4c46691dcfe0cd9c4fff3c2</meta:generator>
    <meta:document-statistic meta:object-count="80"/>
  </office:meta>
</office:document-meta>
</file>